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background-color="#ffff00"/>
    </style:style>
    <style:style style:name="P2" style:family="paragraph" style:parent-style-name="Standard">
      <style:text-properties fo:background-color="#81d41a"/>
    </style:style>
    <style:style style:name="P3" style:family="paragraph" style:parent-style-name="Standard">
      <style:text-properties fo:background-color="#81d41a"/>
    </style:style>
    <style:style style:name="T1" style:family="text">
      <style:text-properties fo:background-color="#81d41a" loext:char-shading-value="0"/>
    </style:style>
    <style:style style:name="T2" style:family="text">
      <style:text-properties fo:background-color="#81d41a" loext:char-shading-value="0"/>
    </style:style>
    <style:style style:name="T3" style:family="text">
      <style:text-properties fo:background-color="#ffff00" loext:char-shading-value="0"/>
    </style:style>
    <style:style style:name="T4" style:family="text">
      <style:text-properties fo:background-color="#ffbf00" loext:char-shading-value="0"/>
    </style:style>
    <style:style style:name="T5" style:family="text">
      <style:text-properties fo:background-color="#00a933" loext:char-shading-value="0"/>
    </style:style>
    <style:style style:name="T6" style:family="text">
      <style:text-properties fo:background-color="#00a933"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Requirements</text:p>
      <text:p text:style-name="Standard">We will create a real-time web application that allows auctioneers to create an auction for an item and that allows multiple bidders to bid on that item in real-time.</text:p>
      <text:p text:style-name="Standard"/>
      <text:p text:style-name="Standard">Create a file named server.js to handle WebSocket connections and messages from both the auctioneers and bidders. <text:s/>Assume that a single auctioneer accesses the application using the URL http://localhost:3000/auctioneer, and assume that any number of bidders access the application using the URL http://localhost:3000/bidder.</text:p>
      <text:p text:style-name="Standard"/>
      <text:p text:style-name="Standard">Use socket.ioLinks to an external site. to implement both the server and client.</text:p>
      <text:p text:style-name="Standard"/>
      <text:p text:style-name="Standard"><text:s/></text:p>
      <text:p text:style-name="Standard"/>
      <text:p text:style-name="Standard">Auctioneer</text:p>
      <text:p text:style-name="Standard">The auctioneer should be allowed to start an auction for an item with a name, price and and time limit, and when the auction is started all bidders should be able to bid.</text:p>
      <text:p text:style-name="Standard"/>
      <text:p text:style-name="Standard"><text:span text:style-name="T1">When the auctioneer page first loads they should be presented with form elements that allow them to enter a name, price and time limit. <text:s/>The auctioneer should be able to enter a time-limit in seconds using a rangeLinks to an e</text:span><text:span text:style-name="T2">xternal site. form element, with a minimum time of 10 seconds, a maximum time of 80 seconds, and 10 second steps between minimum and maximum times. <text:s/>Other input types can be used for the name and price (e.g. text boxes). <text:s/>Do some front-end form validation (either with HTML or JavaScript) to ensure the price is a number greater than 0. <text:s/>After the auctioneer has entered the data required for the auction, the auctioneer should be able to click a "start" button </text:span><text:span text:style-name="T1">to start the auction.</text:span></text:p>
      <text:p text:style-name="Standard"/>
      <text:p text:style-name="Standard"><text:span text:style-name="T1">After the auctioneer starts the auction a timer s</text:span><text:span text:style-name="T2">hould be displayed on the auctioneer page and it should countdown each second from the specified time limit to zero. Once the timer reaches zero, the auctioneer should have the option of starting a new auction (by clicking a button or link). Before the timer reaches zero, the auctioneer should not have the option of creating a new a</text:span><text:span text:style-name="T1">uction (i.e. only one auction can take place at a time).</text:span></text:p>
      <text:p text:style-name="P2"/>
      <text:p text:style-name="Standard"><text:span text:style-name="T1">After the auctioneer submits an auction, the interface for creating an auction itself should disappear, and the results of the bidding should be displayed and updated in real-time as each bidder submits bids.</text:span> <text:span text:style-name="T3">The following information should be displayed in real-time:</text:span></text:p>
      <text:p text:style-name="Standard"/>
      <text:p text:style-name="P2">Highest bid and bidder name (display this most prominently on the page)</text:p>
      <text:p text:style-name="P2">Total number of bids received</text:p>
      <text:p text:style-name="P2">A table with a row of data for each bidder that has submitted a bid so far, including the following columns of data updated in real-time:</text:p>
      <text:p text:style-name="P2">Bidder name</text:p>
      <text:p text:style-name="P2">Highest bid price from this bidder so far</text:p>
      <text:p text:style-name="P1">Number of bids from this bidder</text:p>
      <text:p text:style-name="P3">A table with a history of all bids received in chronological order (most recent first), updated in real-time, including the following information:</text:p>
      <text:p text:style-name="P2">Bidder name</text:p>
      <text:p text:style-name="P2">Bid price</text:p>
      <text:p text:style-name="P2">You can assume for simplicity's sake that all bidders will have unique names.</text:p>
      <text:p text:style-name="Standard"/>
      <text:p text:style-name="P2"><text:soft-page-break/>When the auction first begins, the highest bid will be the price initially set by the auctioneer, and the highest bidder name can be set to "auctioneer".</text:p>
      <text:p text:style-name="Standard"/>
      <text:p text:style-name="Standard"><text:span text:style-name="T1">This results information should remain displayed until the auctioneer utilizes the option to creates a new auction, at which point the interface for doing so should appear again.</text:span> <text:s/><text:span text:style-name="T3">When the auctioneer creates a new auction, none of the data from the old auction should be present (e.g. highest bidder, history table, etc.), it should be the same as if an auction is taking place for the first time.</text:span></text:p>
      <text:p text:style-name="Standard"/>
      <text:p text:style-name="Standard"><text:s/></text:p>
      <text:p text:style-name="Standard"/>
      <text:p text:style-name="Standard">Bidder</text:p>
      <text:p text:style-name="Standard"><text:span text:style-name="T1">When the bidder initially visits the bidder page, it should give them the option to enter their name. They should not be able to participate in an auction until they have entered their name.</text:span> <text:span text:style-name="T3">After the bidder submits their name, the bidder should be able to receive the next auction, and the page should only display the text "Waiting for the next auction to begin..." in a large font (30px or greater).</text:span></text:p>
      <text:p text:style-name="Standard"/>
      <text:p text:style-name="Standard"><text:span text:style-name="T2">When the auctioneer starts an auction, all the bidders who have already submitted their name and are on the "Waiting for the next auction to begin..." status should be presented with a new interface that allows them to submit bids</text:span><text:span text:style-name="T3">. </text:span><text:span text:style-name="T4">The "Waiting for the next auction to begin..." text should disappear, and an interface that allows the bidder to submit bids should appear.</text:span> <text:s/><text:span text:style-name="T1">The item name, the name of the current highest bidder, and the current highest bid price should be displayed (and this should be updated in real-time whenever there is a new highest bid). <text:s/>An HTML form with an input for price and a submit button should allow the bidder to submit bids. <text:s/></text:span></text:p>
      <text:p text:style-name="Standard"/>
      <text:p text:style-name="P2">When the new interface is presented to the bidder, a timer should also start and be presented on the bidder's page that counts down from the allotted auction time to zero. When the timer hits zero the bidder should no longer be able to submit bids (i.e. disable or hide the submit button, or somehow otherwise prevent the bidder from submitting a new bid).</text:p>
      <text:p text:style-name="Standard"/>
      <text:p text:style-name="Standard"><text:span text:style-name="T1">When a bidder submits a bid that is lower than the current highest auction-wide bid, the bidder should be informed with red text on the webpage that their bid is too low (e.g. "Bid too low")</text:span>. <text:s/><text:span text:style-name="T1">When a bidder submits a bid that is higher than the current highest bid price, this bid should become the new highest bid, and the bidder should be informed with green text that they have the current highest bid ("You are the current highest bidder!").</text:span></text:p>
      <text:p text:style-name="Standard"/>
      <text:p text:style-name="P2">When the timer reaches zero, the name of the auction winner and price should be displayed on the bidder's page, along with the text "Waiting for the next auction to begin...". <text:s/>The bidder should be able to participate in any subsequent auctions. <text:s/></text:p>
      <text:p text:style-name="Standard"/>
      <text:p text:style-name="Standard"><text:s/></text:p>
      <text:p text:style-name="Standard"/>
      <text:p text:style-name="P2">The backend should not contain any HTML code, or work with any HTML code. Only JSON data should be communicated back and forth from the connected auctioneer and bidders to the server.</text:p>
      <text:p text:style-name="Standard"/>
      <text:p text:style-name="Standard"><text:s/></text:p>
      <text:p text:style-name="Standard"/>
      <text:p text:style-name="Standard">Hints</text:p>
      <text:p text:style-name="Standard">You can test the application by running multiple browsers (Chrome, IE, FireFox), or multiple tabs (at least in the case of Chrome).</text:p>
      <text:p text:style-name="Standard"><text:soft-page-break/></text:p>
      <text:p text:style-name="Standard">You don't need to do any advanced co-ordination of the auction time between the auctioneer and bidders. When the auctioneer submits an auction, the time for that auction can be sent to the bidders, and the bidders page can use that given time to display a timer. Of course this means the timers may be very slightly off due to the time it takes to transmit the time from the auctioneer to the server and the server to the bidders. If this were a real-time system for something more serious, where a few milliseconds difference might really matter, we might invest more time into ensuring even more precision.</text:p>
      <text:p text:style-name="Standard"/>
      <text:p text:style-name="Standard">The auctioneer and budders don't need to "login". Assume that only one auctioneer will access the auction page, and that any number of bidders may access the bidder page.</text:p>
      <text:p text:style-name="Standard"/>
      <text:p text:style-name="Standard">Note that you can use ReactJS, VueJS or other technologies for the front-end if you prefer, but for something smaller like this jQuery or vanilla JavaScript may be easier for the sake of simplicity. <text:s/>You are not expected to do anything sophisticated to hide and show the different page content, for example using jQuery hide/show would be sufficient: https://www.w3schools.com/jquery/jquery_hide_show.aspLinks to an external sit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2T21:53:18.495000000</meta:creation-date>
    <dc:date>2023-10-28T18:07:40.159000000</dc:date>
    <meta:editing-duration>PT5H38M23S</meta:editing-duration>
    <meta:editing-cycles>11</meta:editing-cycles>
    <meta:generator>LibreOffice/7.6.2.1$Windows_X86_64 LibreOffice_project/56f7684011345957bbf33a7ee678afaf4d2ba333</meta:generator>
    <meta:document-statistic meta:table-count="0" meta:image-count="0" meta:object-count="0" meta:page-count="3" meta:paragraph-count="37" meta:word-count="1186" meta:character-count="6939" meta:non-whitespace-character-count="5767"/>
  </office:meta>
</office:document-meta>
</file>